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FA600002F8CF067C254.svm"/>
  <manifest:file-entry manifest:media-type="" manifest:full-path="Pictures/20000007000028EF000022370BACC3A4.svm"/>
  <manifest:file-entry manifest:media-type="" manifest:full-path="Pictures/2000000700003168000024626021666B.svm"/>
  <manifest:file-entry manifest:media-type="" manifest:full-path="Pictures/200000070000263F000006B919E9CD1C.svm"/>
  <manifest:file-entry manifest:media-type="" manifest:full-path="Pictures/200000070000196E00000561929D427C.svm"/>
  <manifest:file-entry manifest:media-type="" manifest:full-path="Pictures/2000000700003094000005B06D79312C.svm"/>
  <manifest:file-entry manifest:media-type="" manifest:full-path="Pictures/20000007000032C0000015665691B940.svm"/>
  <manifest:file-entry manifest:media-type="" manifest:full-path="Pictures/20000007000039AD000027CB83E4AC31.svm"/>
  <manifest:file-entry manifest:media-type="" manifest:full-path="Pictures/20000007000017AC000003EE7011C42B.svm"/>
  <manifest:file-entry manifest:media-type="" manifest:full-path="Pictures/20000007000040650000103BF74ABFD2.svm"/>
  <manifest:file-entry manifest:media-type="" manifest:full-path="Pictures/20000007000035BF00001F6C2D1182D4.svm"/>
  <manifest:file-entry manifest:media-type="" manifest:full-path="Pictures/20000007000041A20000352115AE015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orithm – 1 : Linear Regression </text:p>
      <text:p text:style-name="Standard"/>
      <text:p text:style-name="Standard"/>
      <text:p text:style-name="Standard"><draw:frame draw:style-name="fr2" draw:name="graphics2" text:anchor-type="paragraph" svg:width="2.5634in" svg:height="0.5425in" draw:z-index="1"><draw:image xlink:href="Pictures/200000070000196E00000561929D427C.svm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3" draw:name="graphics5" text:anchor-type="paragraph" svg:width="6.6154in" svg:height="5.3547in" draw:z-index="3"><draw:image xlink:href="Pictures/20000007000041A20000352115AE0155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graphics3" text:anchor-type="paragraph" svg:width="3.8547in" svg:height="0.678in" draw:z-index="2"><draw:image xlink:href="Pictures/200000070000263F000006B919E9CD1C.svm" xlink:type="simple" xlink:show="embed" xlink:actuate="onLoad"/></draw:frame></text:p>
      <text:p text:style-name="Standard"/>
      <text:p text:style-name="Standard"/>
      <text:p text:style-name="Standard"><draw:frame draw:style-name="fr2" draw:name="graphics6" text:anchor-type="paragraph" svg:width="5.8134in" svg:height="4.0102in" draw:z-index="4"><draw:image xlink:href="Pictures/20000007000039AD000027CB83E4AC31.svm" xlink:type="simple" xlink:show="embed" xlink:actuate="onLoad"/></draw:frame></text:p>
      <text:p text:style-name="Standard"/>
      <text:p text:style-name="Standard"><draw:frame draw:style-name="fr2" draw:name="graphics7" text:anchor-type="paragraph" svg:width="4.9799in" svg:height="3.6665in" draw:z-index="5"><draw:image xlink:href="Pictures/2000000700003168000024626021666B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5.4165in" svg:height="3.1665in" draw:z-index="8"><draw:image xlink:href="Pictures/20000007000035BF00001F6C2D1182D4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8" text:anchor-type="paragraph" svg:width="4.1256in" svg:height="3.4484in" draw:z-index="6"><draw:image xlink:href="Pictures/20000007000028EF000022370BACC3A4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text:s text:c="9"/>(for all since we have added to )</text:p>
      <text:p text:style-name="Standard"/>
      <text:p text:style-name="Standard"/>
      <text:p text:style-name="Standard"/>
      <text:p text:style-name="Standard"/>
      <text:p text:style-name="P1"><draw:frame draw:style-name="fr1" draw:name="graphics1" text:anchor-type="paragraph" svg:width="4.802in" svg:height="4.7925in" draw:z-index="0"><draw:image xlink:href="Pictures/2000000700002FA600002F8CF067C254.svm" xlink:type="simple" xlink:show="embed" xlink:actuate="onLoad"/></draw:frame></text:p>
      <text:p text:style-name="Standard"/>
      <text:p text:style-name="Standard"/>
      <text:p text:style-name="Standard">Multiple Linear Regression:</text:p>
      <text:p text:style-name="Standard"/>
      <text:p text:style-name="Standard"><draw:frame draw:style-name="fr2" draw:name="graphics13" text:anchor-type="paragraph" svg:width="6.4902in" svg:height="1.6362in" draw:z-index="11"><draw:image xlink:href="Pictures/20000007000040650000103BF74ABFD2.svm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10" text:anchor-type="paragraph" svg:width="3.8547in" svg:height="0.678in" draw:z-index="7"><draw:image xlink:href="Pictures/200000070000263F000006B919E9CD1C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11" text:anchor-type="paragraph" svg:width="5.1154in" svg:height="2.1571in" draw:z-index="9"><draw:image xlink:href="Pictures/20000007000032C0000015665691B940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ormal Equation:</text:p>
      <text:p text:style-name="Standard"/>
      <text:p text:style-name="Standard"/>
      <text:p text:style-name="Standard"><draw:frame draw:style-name="fr2" draw:name="graphics12" text:anchor-type="paragraph" svg:width="2.3862in" svg:height="0.3957in" draw:z-index="10"><draw:image xlink:href="Pictures/20000007000017AC000003EE7011C42B.svm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Feature Scaling :</text:p>
      <text:p text:style-name="Standard"/>
      <text:p text:style-name="Standard">Polynomial Regression</text:p>
      <text:p text:style-name="Standard"/>
      <text:p text:style-name="Standard"><draw:frame draw:style-name="fr2" draw:name="graphics9" text:anchor-type="paragraph" svg:width="4.8957in" svg:height="0.5728in" draw:z-index="12"><draw:image xlink:href="Pictures/2000000700003094000005B06D79312C.svm" xlink:type="simple" xlink:show="embed" xlink:actuate="onLoad"/></draw:frame></text:p>
      <text:p text:style-name="Standard"/>
      <text:p text:style-name="Standard"/>
      <text:p text:style-name="Standard"/>
      <text:p text:style-name="Standard">Algorithm – 4 : Logistic Regression &amp; Gradient descent (Binary classification)</text:p>
      <text:p text:style-name="Standard"/>
      <text:p text:style-name="Standard">Precision, Recall &amp; F1 Score</text:p>
      <text:p text:style-name="Standard"/>
      <text:p text:style-name="Standard">Algorithm – 5 : Clustering with K-means (Multi-class classification)</text:p>
      <text:p text:style-name="Standard"/>
      <text:p text:style-name="Standard">Algorithm – 6 : Forward propagation (Neural Networks)</text:p>
      <text:p text:style-name="Standard"/>
      <text:p text:style-name="Standard">Algorithm – 7 : Back propagation (Minimizing Cost in Neural Networks)</text:p>
      <text:p text:style-name="Standard"/>
      <text:p text:style-name="Standard">Advanced optimization for minimum cost function (other than gradient descent)</text:p>
      <text:p text:style-name="Standard"/>
      <text:p text:style-name="Standard">Feature scaling</text:p>
      <text:p text:style-name="Standard"/>
      <text:p text:style-name="Standard">Overfitting &amp; Regularization</text:p>
      <text:p text:style-name="Standard"/>
      <text:p text:style-name="Standard">Bias / Variance probl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thya Duraisamy</meta:initial-creator>
    <meta:creation-date>2019-01-29T11:52:02.43</meta:creation-date>
    <meta:generator>OpenOffice/4.1.5$Win32 OpenOffice.org_project/415m1$Build-9789</meta:generator>
    <dc:date>2019-02-01T14:05:46.65</dc:date>
    <dc:creator>Nithya Duraisamy</dc:creator>
    <meta:editing-duration>PT9H8M48S</meta:editing-duration>
    <meta:editing-cycles>33</meta:editing-cycles>
    <meta:document-statistic meta:table-count="0" meta:image-count="13" meta:object-count="0" meta:page-count="7" meta:paragraph-count="15" meta:word-count="87" meta:character-count="596"/>
  </office:meta>
</office:document-meta>
</file>